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c1b" officeooo:paragraph-rsid="00065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kslklksamklfdmklfsd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6:03:52.474448044</meta:creation-date>
    <dc:date>2023-09-08T16:04:08.580911718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21" meta:non-whitespace-character-count="21"/>
    <meta:generator>LibreOffice/7.3.7.2$Linux_X86_64 LibreOffice_project/30$Build-2</meta:generator>
  </office:meta>
</office:document-meta>
</file>